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6c9" officeooo:paragraph-rsid="001d76c9"/>
    </style:style>
    <style:style style:name="P2" style:family="paragraph" style:parent-style-name="Standard">
      <style:text-properties officeooo:rsid="001f0c33" officeooo:paragraph-rsid="001f0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</text:p>
      <text:p text:style-name="P1">- A funçao do circuito é computar o cubo do valor de a ou seja, computa a^3.</text:p>
      <text:p text:style-name="P1">- Latencia 2 clocks uma vez c tem que esperar que o resultado de y seja computado.</text:p>
      <text:p text:style-name="P1"/>
      <text:p text:style-name="P2">c)</text:p>
      <text:p text:style-name="P2">- Nao suporta pipeline, uma vez que se o valor de a for alterado a meio da multiplicação esta terá um resultado diferente. Para ser pipeline o valor de a teria de ser guardado num registo adicional para poder ser usado para calcular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16:58.416730449</meta:creation-date>
    <dc:date>2019-11-21T13:39:59.301058312</dc:date>
    <meta:editing-duration>PT1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0" meta:character-count="398" meta:non-whitespace-character-count="322"/>
  </office:meta>
</office:document-meta>
</file>